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8.39cm"/>
    </style:style>
    <style:style style:name="gr2" style:family="graphic" style:parent-style-name="standard">
      <style:graphic-properties draw:fill="solid" draw:fill-color="#d6a7fc" draw:textarea-horizontal-align="justify" draw:textarea-vertical-align="middle" draw:auto-grow-height="false" fo:min-height="2.163cm" fo:min-width="8.39cm"/>
    </style:style>
    <style:style style:name="gr3" style:family="graphic" style:parent-style-name="standard">
      <style:graphic-properties draw:fill="solid" draw:fill-color="#58fc9d" draw:textarea-horizontal-align="justify" draw:textarea-vertical-align="middle" draw:auto-grow-height="false" fo:min-height="2.163cm" fo:min-width="8.3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6a7fc"/>
      <style:paragraph-properties fo:text-align="center"/>
    </style:style>
    <style:style style:name="P3" style:family="paragraph">
      <loext:graphic-properties draw:fill="solid" draw:fill-color="#58fc9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2.413cm" svg:x="5.953cm" svg:y="1.889cm">
          <text:p text:style-name="P1">RSA master ke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2.413cm" svg:x="5.953cm" svg:y="4.853cm">
          <text:p text:style-name="P1">User 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2.413cm" svg:x="5.953cm" svg:y="10.78cm">
          <text:p text:style-name="P1">DSA subke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89cm" svg:height="2.413cm" svg:x="5.953cm" svg:y="7.816cm">
          <text:p text:style-name="P1">Signatur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89cm" svg:height="2.413cm" svg:x="5.953cm" svg:y="13.744cm">
          <text:p text:style-name="P1">Signatu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2.413cm" svg:x="5.953cm" svg:y="16.707cm">
          <text:p text:style-name="P1">ElGamal subke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89cm" svg:height="2.413cm" svg:x="5.953cm" svg:y="19.669cm">
          <text:p text:style-name="P1">Signatu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2f8a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18:00:54.763732941</meta:creation-date>
    <dc:date>2020-04-13T18:58:00.112718505</dc:date>
    <meta:editing-duration>PT46M25S</meta:editing-duration>
    <meta:editing-cycles>1</meta:editing-cycles>
    <meta:document-statistic meta:object-count="7"/>
    <meta:generator>LibreOffice/6.0.7.3$Linux_X86_64 LibreOffice_project/00m0$Build-3</meta:generator>
  </office:meta>
</office:document-meta>
</file>